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solid" draw:stroke-dash="Fine_20_Dashed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7cm"/>
    </style:style>
    <style:style style:name="P1" style:family="paragraph">
      <style:paragraph-properties fo:text-align="center"/>
      <style:text-properties fo:font-family="Calibri" style:font-family-generic="swiss" style:font-pitch="variable"/>
    </style:style>
    <style:style style:name="P2" style:family="paragraph">
      <style:paragraph-properties fo:text-align="center"/>
      <style:text-properties fo:font-family="Calibri" style:font-family-generic="swiss" style:font-pitch="variabl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Calibri" style:font-family-generic="swiss" style:font-pitch="variable" fo:font-size="18pt" style:font-size-asian="18pt" style:font-size-complex="18pt"/>
    </style:style>
    <style:style style:name="P5" style:family="paragraph">
      <style:paragraph-properties fo:text-align="center"/>
      <style:text-properties fo:font-family="Calibri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family="Calibri" style:font-family-generic="swiss" style:font-pitch="variable" fo:font-size="15pt" style:font-size-asian="15pt" style:font-size-complex="15pt"/>
    </style:style>
    <style:style style:name="T2" style:family="text">
      <style:text-properties fo:font-family="Calibri" style:font-family-generic="swiss" style:font-pitch="variable" fo:font-weight="bold" style:font-weight-asian="bold" style:font-weight-complex="bold"/>
    </style:style>
    <style:style style:name="T3" style:family="text">
      <style:text-properties fo:font-family="Calibri" style:font-family-generic="swiss" style:font-pitch="variable"/>
    </style:style>
    <style:style style:name="T4" style:family="text">
      <style:text-properties fo:font-family="Calibri" style:font-family-generic="swiss" style:font-pitch="variable" fo:font-size="12pt" style:font-size-asian="12pt" style:font-size-complex="12pt"/>
    </style:style>
    <style:style style:name="T5" style:family="text">
      <style:text-properties fo:font-family="Calibri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family="Calibri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font-size="13pt" fo:font-weight="bold" style:font-size-asian="13pt" style:font-weight-asian="bold" style:font-size-complex="13pt" style:font-weight-complex="bold"/>
    </style:style>
    <style:style style:name="T8" style:family="text">
      <style:text-properties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1" draw:layer="layout" svg:width="3.75cm" svg:height="3.6cm" svg:x="8.25cm" svg:y="2.2cm">
          <text:p text:style-name="P1"><text:span text:style-name="T1">Parser</text:span></text:p>
          <text:p text:style-name="P1"><text:span text:style-name="T1">Definition</text:span></text:p>
          <text:p text:style-name="P1"><text:span text:style-name="T1">File</text:span></text:p>
          <text:p text:style-name="P1"><text:span text:style-name="T2">.par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id="id3" draw:layer="layout" svg:width="4.75cm" svg:height="5.25cm" svg:x="7.75cm" svg:y="11.8cm">
          <text:p text:style-name="P1"><text:span text:style-name="T1">One or multiple</text:span></text:p>
          <text:p text:style-name="P1"><text:span text:style-name="T1">Source-Files</text:span></text:p>
          <text:p text:style-name="P1"><text:span text:style-name="T3">(e.g. </text:span><text:span text:style-name="T2">.c, .cpp,</text:span></text:p>
          <text:p text:style-name="P1"><text:span text:style-name="T2">.java ...</text:span><text:span text:style-name="T3">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2" draw:id="id2" draw:layer="layout" svg:width="6.85cm" svg:height="3cm" svg:x="6.7cm" svg:y="7.5cm">
          <text:p text:style-name="P2"><text:span text:style-name="T2">UniCC Parser Generator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.125cm" svg:y1="5.587cm" svg:x2="10.125cm" svg:y2="7.5cm" draw:start-shape="id1" draw:start-glue-point="6" draw:end-shape="id2" draw:end-glue-point="0" svg:d="m10125 5587v1913">
          <text:p/>
        </draw:connector>
        <draw:connector draw:style-name="gr3" draw:text-style-name="P3" draw:layer="layout" svg:x1="10.125cm" svg:y1="10.5cm" svg:x2="10.125cm" svg:y2="11.8cm" draw:start-shape="id2" draw:start-glue-point="2" draw:end-shape="id3" draw:end-glue-point="4" svg:d="m10125 10500v1300">
          <text:p/>
        </draw:connector>
        <draw:connector draw:style-name="gr3" draw:text-style-name="P3" draw:layer="layout" svg:x1="13.55cm" svg:y1="9cm" svg:x2="17.125cm" svg:y2="11.75cm" draw:start-shape="id2" draw:start-glue-point="1" draw:end-shape="id4" draw:end-glue-point="4" svg:d="m13550 9000h3575v2750">
          <text:p/>
        </draw:connector>
        <draw:custom-shape draw:style-name="gr1" draw:text-style-name="P4" draw:id="id4" draw:layer="layout" svg:width="4.75cm" svg:height="5cm" svg:x="14.75cm" svg:y="11.75cm">
          <text:p text:style-name="P4"><text:span text:style-name="T1">Parser</text:span></text:p>
          <text:p text:style-name="P4"><text:span text:style-name="T1">Description File</text:span></text:p>
          <text:p text:style-name="P4"><text:span text:style-name="T4">(optionally with</text:span></text:p>
          <text:p text:style-name="P4"><text:span text:style-name="T4">additional</text:span></text:p>
          <text:p text:style-name="P4"><text:span text:style-name="T4">augmentations)</text:span></text:p>
          <text:p text:style-name="P4"><text:span text:style-name="T5">.xm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5" draw:id="id5" draw:layer="layout" svg:width="4.819cm" svg:height="3cm" svg:x="7.731cm" svg:y="19cm">
          <text:p text:style-name="P5"><text:span text:style-name="T6">Compile/Run</text:span></text:p>
          <text:p text:style-name="P5"><text:span text:style-name="T6">with Compiler</text:span></text:p>
          <text:p text:style-name="P5"><text:span text:style-name="T6">or Interpreter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id="id7" draw:layer="layout" svg:width="3.25cm" svg:height="3.75cm" svg:x="2cm" svg:y="7.5cm">
          <text:p text:style-name="P1"><text:span text:style-name="T1">Parser</text:span></text:p>
          <text:p text:style-name="P1"><text:span text:style-name="T1">Template</text:span></text:p>
          <text:p text:style-name="P1"><text:span text:style-name="T1">File</text:span></text:p>
          <text:p text:style-name="P1"><text:span text:style-name="T2">.tp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5" draw:id="id6" draw:layer="layout" svg:width="4.75cm" svg:height="3cm" svg:x="14.75cm" svg:y="19cm">
          <text:p text:style-name="P5"><text:span text:style-name="T6">Third-party tool,</text:span></text:p>
          <text:p text:style-name="P5"><text:span text:style-name="T6">code-generator,</text:span></text:p>
          <text:p text:style-name="P5"><text:span text:style-name="T6">analyzator,</text:span></text:p>
          <text:p text:style-name="P5"><text:span text:style-name="T6">other extension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10.125cm" svg:y1="16.635cm" svg:x2="10.14cm" svg:y2="19cm" draw:start-shape="id3" draw:start-glue-point="6" draw:end-shape="id5" draw:end-glue-point="0" svg:d="m10125 16635v1382h15v983">
          <text:p/>
        </draw:connector>
        <draw:connector draw:style-name="gr3" draw:text-style-name="P6" draw:layer="layout" svg:x1="17.125cm" svg:y1="16.454cm" svg:x2="17.125cm" svg:y2="19cm" draw:start-shape="id4" draw:start-glue-point="6" draw:end-shape="id6" draw:end-glue-point="0" svg:d="m17125 16454v2546">
          <text:p/>
        </draw:connector>
        <draw:frame draw:style-name="gr5" draw:text-style-name="P7" draw:layer="layout" svg:width="6.523cm" svg:height="1.809cm" draw:transform="skewX (1.57738460730711E-016) rotate (0.7853981633973) translate (2.568cm 14.73cm)">
          <draw:text-box>
            <text:p text:style-name="P7"><text:span text:style-name="T7">Program-Module</text:span></text:p>
            <text:p text:style-name="P7"><text:span text:style-name="T7">Generator</text:span></text:p>
            <text:p text:style-name="P7"><text:span text:style-name="T8">(default)</text:span></text:p>
          </draw:text-box>
        </draw:frame>
        <draw:frame draw:style-name="gr5" draw:text-style-name="P7" draw:layer="layout" svg:width="6.523cm" svg:height="1.301cm" draw:transform="rotate (-0.785398163398487) translate (15.72cm 5.818cm)">
          <draw:text-box>
            <text:p text:style-name="P7"><text:span text:style-name="T7">Parser Description</text:span></text:p>
            <text:p text:style-name="P7"><text:span text:style-name="T7">Generator</text:span></text:p>
          </draw:text-box>
        </draw:frame>
        <draw:connector draw:style-name="gr3" draw:text-style-name="P6" draw:layer="layout" svg:x1="3.625cm" svg:y1="11.028cm" svg:x2="7.75cm" svg:y2="14.425cm" draw:start-shape="id7" draw:start-glue-point="6" draw:end-shape="id3" draw:end-glue-point="5" svg:d="m3625 11028v3397h41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1" draw:fill="none" draw:fill-gradient-name="Gradient_20_7" draw:fill-hatch-name="Hatch_20_46" draw:fill-image-name="Bitmape_20_1"/>
      <style:text-properties fo:font-family="Calibri" style:font-style-name="Standard" style:font-family-generic="swiss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7" draw:fill-hatch-name="Hatch_20_46" draw:fill-image-name="Bitmape_20_1"/>
      <style:text-properties fo:font-family="Calibri" style:font-style-name="Standard" style:font-family-generic="swiss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4-21T11:24:11.60</meta:creation-date>
    <dc:date>2011-04-21T11:57:34.61</dc:date>
    <meta:editing-duration>PT00H33M22S</meta:editing-duration>
    <meta:editing-cycles>10</meta:editing-cycles>
    <meta:generator>OpenOffice.org/3.2$Win32 OpenOffice.org_project/320m12$Build-9483</meta:generator>
    <meta:document-statistic meta:object-count="15"/>
  </office:meta>
</office:document-meta>
</file>